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2.272cm" fo:min-width="3.8cm" draw:shadow-offset-x="0.203cm" draw:shadow-offset-y="0.203cm" draw:shadow-opacity="30%"/>
    </style:style>
    <style:style style:name="gr2" style:family="graphic" style:parent-style-name="standard">
      <style:graphic-properties svg:stroke-color="#000000" draw:fill="solid" draw:fill-color="#729fcf" draw:opacity="30%" draw:textarea-horizontal-align="justify" draw:textarea-vertical-align="middle" draw:auto-grow-height="false" fo:min-height="7.639cm" fo:min-width="10.586cm" draw:shadow-opacity="30%"/>
    </style:style>
    <style:style style:name="gr3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977cm" fo:min-width="1.277cm" draw:shadow-offset-x="0.203cm" draw:shadow-offset-y="0.203cm"/>
    </style:style>
    <style:style style:name="gr4" style:family="graphic" style:parent-style-name="standard">
      <style:graphic-properties svg:stroke-color="#000000" draw:fill="solid" draw:fill-color="#ffff00" draw:opacity="10%" draw:textarea-horizontal-align="justify" draw:textarea-vertical-align="middle" draw:auto-grow-height="false" fo:min-height="2.684cm" fo:min-width="3.23cm" draw:shadow-opacity="1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35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cm"/>
    </style:style>
    <style:style style:name="gr9" style:family="graphic" style:parent-style-name="standard">
      <style:graphic-properties draw:stroke="solid" draw:stroke-dash="Fine_20_Dashed" svg:stroke-color="#000000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465cm" fo:min-width="0.6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 fo:min-height="0.47cm" fo:min-width="0.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94cm"/>
    </style:style>
    <style:style style:name="gr17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18" style:family="graphic" style:parent-style-name="standard">
      <style:graphic-properties svg:stroke-color="#000000" draw:fill="solid" draw:fill-color="#ffff00" draw:opacity="100%" draw:textarea-horizontal-align="justify" draw:textarea-vertical-align="middle" draw:auto-grow-height="false" fo:min-height="0.896cm" fo:min-width="1.408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44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draw:fill="solid" draw:fill-color="#000000" draw:textarea-vertical-align="middle" draw:auto-grow-height="false" fo:min-height="0.0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57cm"/>
    </style:style>
    <style:style style:name="gr24" style:family="graphic" style:parent-style-name="standard">
      <style:graphic-properties draw:stroke="dash" draw:stroke-dash="Dashed_20__28_var_29_" svg:stroke-color="#000000" draw:textarea-vertical-align="middle"/>
    </style:style>
    <style:style style:name="P1" style:family="paragraph">
      <loext:graphic-properties draw:fill="solid" draw:fill-color="#729fcf" draw:opacity="30%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729fcf" draw:opacity="30%"/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ffff00" draw:opacity="1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solid" draw:fill-color="#ccffff"/>
      <style:paragraph-properties fo:text-align="center"/>
    </style:style>
    <style:style style:name="P14" style:family="paragraph">
      <loext:graphic-properties draw:fill="solid" draw:fill-color="#ffff00" draw:opacity="100%"/>
      <style:paragraph-properties fo:text-align="center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8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2.794cm" svg:x="1.638cm" svg:y="9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938cm" svg:height="8.741cm" svg:x="8.366cm" svg:y="6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1.909cm" svg:height="1.359cm" svg:x="9.5cm" svg:y="7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46cm" svg:height="3.25cm" svg:x="13.201cm" svg:y="9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8" draw:id="id8" draw:layer="layout" svg:width="1.907cm" svg:height="1.039cm" svg:x="9.472cm" svg:y="7.554cm">
          <draw:text-box>
            <text:p text:style-name="P5"><text:span text:style-name="T1">GPIOLIB</text:span></text:p>
            <text:p text:style-name="P5"><text:span text:style-name="T1">driver</text:span></text:p>
          </draw:text-box>
        </draw:frame>
        <draw:custom-shape draw:style-name="gr6" draw:text-style-name="P7" xml:id="id2" draw:id="id2" draw:layer="layout" svg:width="1.016cm" svg:height="1.016cm" svg:x="13.799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10.454cm" svg:y1="8.748cm" svg:x2="13.799cm" svg:y2="10.515cm" draw:start-shape="id1" draw:start-glue-point="2" draw:end-shape="id2" draw:end-glue-point="6" svg:d="M10454 8748v1767h3345" svg:viewBox="0 0 3346 1768">
          <text:p/>
        </draw:connector>
        <draw:frame draw:style-name="gr8" draw:text-style-name="P9" draw:layer="layout" svg:width="2.03cm" svg:height="1.115cm" svg:x="10.381cm" svg:y="10.558cm">
          <draw:text-box>
            <text:p><text:span text:style-name="T2">Wake up</text:span></text:p>
            <text:p><text:span text:style-name="T2">(read)</text:span></text:p>
          </draw:text-box>
        </draw:frame>
        <draw:connector draw:style-name="gr9" draw:text-style-name="P10" draw:layer="layout" svg:x1="14.307cm" svg:y1="10.007cm" svg:x2="11.409cm" svg:y2="8.068cm" draw:start-shape="id2" draw:start-glue-point="4" draw:end-shape="id1" draw:end-glue-point="1" svg:d="M14307 10007v-1939h-2898" svg:viewBox="0 0 2899 1940">
          <text:p/>
        </draw:connector>
        <draw:frame draw:style-name="gr10" draw:text-style-name="P9" draw:layer="layout" svg:width="2.424cm" svg:height="0.683cm" svg:x="12.181cm" svg:y="7.259cm">
          <draw:text-box>
            <text:p><text:span text:style-name="T2">Ack (write)</text:span></text:p>
          </draw:text-box>
        </draw:frame>
        <draw:frame draw:style-name="gr11" draw:text-style-name="P6" draw:layer="layout" svg:width="2.221cm" svg:height="1.039cm" svg:x="14.823cm" svg:y="10.053cm">
          <draw:text-box>
            <text:p text:style-name="P5"><text:span text:style-name="T1">Responder</text:span></text:p>
            <text:p text:style-name="P5"><text:span text:style-name="T1">thread</text:span></text:p>
          </draw:text-box>
        </draw:frame>
        <draw:frame draw:style-name="gr12" draw:text-style-name="P11" draw:layer="layout" svg:width="2.323cm" svg:height="0.757cm" svg:x="14.573cm" svg:y="9.055cm">
          <draw:text-box>
            <text:p text:style-name="P5"><text:span text:style-name="T1">latmus app</text:span></text:p>
          </draw:text-box>
        </draw:frame>
        <draw:custom-shape draw:style-name="gr13" draw:text-style-name="P10" xml:id="id4" draw:id="id4" draw:layer="layout" svg:width="1.143cm" svg:height="1.143cm" svg:x="18.103cm" svg:y="13.0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12" draw:layer="layout" svg:width="2.178cm" svg:height="0.645cm" svg:x="17.668cm" svg:y="14.29cm">
          <draw:text-box>
            <text:p><text:span text:style-name="T1">latency log</text:span></text:p>
          </draw:text-box>
        </draw:frame>
        <draw:custom-shape draw:style-name="gr15" draw:text-style-name="P13" xml:id="id3" draw:id="id3" draw:layer="layout" svg:width="1.016cm" svg:height="1.016cm" svg:x="15.7cm" svg:y="11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594cm" svg:height="1.039cm" svg:x="14.124cm" svg:y="11.454cm">
          <draw:text-box>
            <text:p text:style-name="P5"><text:span text:style-name="T1">Logger</text:span></text:p>
            <text:p text:style-name="P5"><text:span text:style-name="T1">thread</text:span></text:p>
          </draw:text-box>
        </draw:frame>
        <draw:connector draw:style-name="gr17" draw:text-style-name="P10" draw:layer="layout" svg:x1="16.716cm" svg:y1="11.916cm" svg:x2="18.675cm" svg:y2="13.077cm" draw:start-shape="id3" draw:start-glue-point="10" draw:end-shape="id4" draw:end-glue-point="5" svg:d="M16716 11916h1959v1161" svg:viewBox="0 0 1960 1162">
          <text:p/>
        </draw:connector>
        <draw:custom-shape draw:style-name="gr18" draw:text-style-name="P14" xml:id="id5" draw:id="id5" draw:layer="layout" svg:width="2.032cm" svg:height="1.27cm" svg:x="2.878cm" svg:y="10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1.67cm" svg:height="1.039cm" svg:x="3.061cm" svg:y="10.623cm">
          <draw:text-box>
            <text:p text:style-name="P15">latency</text:p>
            <text:p text:style-name="P15">monitor</text:p>
          </draw:text-box>
        </draw:frame>
        <draw:connector draw:style-name="gr17" draw:text-style-name="P16" draw:layer="layout" draw:line-skew="1.155cm" svg:x1="3.894cm" svg:y1="11.774cm" svg:x2="16.208cm" svg:y2="12.424cm" draw:start-shape="id5" draw:start-glue-point="2" draw:end-shape="id3" draw:end-glue-point="8" svg:d="M3894 11774v2307h12314v-1657" svg:viewBox="0 0 12315 2308">
          <text:p/>
        </draw:connector>
        <draw:frame draw:style-name="gr20" draw:text-style-name="P17" draw:layer="layout" svg:width="3.944cm" svg:height="1.115cm" svg:x="4.18cm" svg:y="14.26cm">
          <draw:text-box>
            <text:p text:style-name="P5"><text:span text:style-name="T2">min,max,a</text:span><text:span text:style-name="T2">vg values</text:span></text:p>
            <text:p text:style-name="P5"><text:span text:style-name="T2">(over one </text:span><text:span text:style-name="T2">second)</text:span></text:p>
          </draw:text-box>
        </draw:frame>
        <draw:line draw:style-name="gr21" draw:text-style-name="P18" xml:id="id6" draw:id="id6" draw:layer="layout" svg:x1="6.207cm" svg:y1="10.879cm" svg:x2="8.366cm" svg:y2="10.879cm">
          <text:p/>
        </draw:line>
        <draw:line draw:style-name="gr21" draw:text-style-name="P18" xml:id="id7" draw:id="id7" draw:layer="layout" svg:x1="6.208cm" svg:y1="11.379cm" svg:x2="8.367cm" svg:y2="11.379cm">
          <text:p/>
        </draw:line>
        <draw:frame draw:style-name="gr19" draw:text-style-name="P20" draw:layer="layout" svg:width="2.267cm" svg:height="0.569cm" svg:x="6.14cm" svg:y="10.256cm">
          <draw:text-box>
            <text:p text:style-name="P19">GPIO-TX wire</text:p>
          </draw:text-box>
        </draw:frame>
        <draw:frame draw:style-name="gr19" draw:text-style-name="P20" draw:layer="layout" svg:width="2.297cm" svg:height="0.569cm" svg:x="6.165cm" svg:y="11.457cm">
          <draw:text-box>
            <text:p text:style-name="P19">GPIO-RX wire</text:p>
          </draw:text-box>
        </draw:frame>
        <draw:frame draw:style-name="gr19" draw:text-style-name="P22" draw:layer="layout" svg:width="4.181cm" svg:height="0.725cm" svg:x="14.892cm" svg:y="6.113cm">
          <draw:text-box>
            <text:p text:style-name="P21"><text:span text:style-name="T3">System under test</text:span></text:p>
          </draw:text-box>
        </draw:frame>
        <draw:frame draw:style-name="gr19" draw:text-style-name="P22" draw:layer="layout" svg:width="3.347cm" svg:height="0.725cm" svg:x="1.693cm" svg:y="8.962cm">
          <draw:text-box>
            <text:p text:style-name="P21"><text:span text:style-name="T3">Monitor board</text:span></text:p>
          </draw:text-box>
        </draw:frame>
        <draw:custom-shape draw:style-name="gr22" draw:text-style-name="P23" draw:layer="layout" svg:width="0.254cm" svg:height="1.016cm" svg:x="5.81cm" svg:y="8.6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3" draw:text-style-name="P24" draw:layer="layout" svg:width="2.081cm" svg:height="0.725cm" svg:x="4.95cm" svg:y="7.84cm">
          <draw:text-box>
            <text:p><text:span text:style-name="T4">Ack IRQ</text:span></text:p>
          </draw:text-box>
        </draw:frame>
        <draw:custom-shape draw:style-name="gr22" draw:text-style-name="P23" draw:layer="layout" svg:width="0.254cm" svg:height="1.016cm" svg:x="10.311cm" svg:y="5.72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3" draw:text-style-name="P24" draw:layer="layout" svg:width="2.437cm" svg:height="0.725cm" svg:x="9.251cm" svg:y="4.941cm">
          <draw:text-box>
            <text:p><text:span text:style-name="T4">Pulse IRQ</text:span></text:p>
          </draw:text-box>
        </draw:frame>
        <draw:connector draw:style-name="gr24" draw:text-style-name="P10" draw:layer="layout" svg:x1="4.91cm" svg:y1="11.139cm" svg:x2="6.207cm" svg:y2="10.879cm" draw:start-shape="id5" draw:start-glue-point="1" draw:end-shape="id6" draw:end-glue-point="3" svg:d="M4910 11139h649v-260h648" svg:viewBox="0 0 1298 261">
          <text:p/>
        </draw:connector>
        <draw:connector draw:style-name="gr24" draw:text-style-name="P10" draw:layer="layout" svg:x1="4.91cm" svg:y1="11.139cm" svg:x2="6.208cm" svg:y2="11.379cm" draw:start-shape="id5" draw:start-glue-point="1" draw:end-shape="id7" draw:end-glue-point="3" svg:d="M4910 11139h650v240h648" svg:viewBox="0 0 1299 241">
          <text:p/>
        </draw:connector>
        <draw:connector draw:style-name="gr24" draw:text-style-name="P10" draw:layer="layout" svg:x1="8.366cm" svg:y1="10.879cm" svg:x2="9.472cm" svg:y2="8.073cm" draw:start-shape="id6" draw:start-glue-point="1" draw:end-shape="id8" draw:end-glue-point="3" svg:d="M8366 10879h554v-2806h552" svg:viewBox="0 0 1107 2807">
          <text:p/>
        </draw:connector>
        <draw:connector draw:style-name="gr24" draw:text-style-name="P10" draw:layer="layout" svg:x1="8.367cm" svg:y1="11.379cm" svg:x2="9.472cm" svg:y2="8.073cm" draw:start-shape="id7" draw:start-glue-point="1" draw:end-shape="id8" draw:end-glue-point="3" svg:d="M8367 11379h553v-3306h552" svg:viewBox="0 0 1106 3307">
          <text:p/>
        </draw:connector>
        <draw:frame draw:style-name="gr19" draw:text-style-name="P12" draw:layer="layout" svg:width="1.632cm" svg:height="0.645cm" svg:x="5.319cm" svg:y="13.489cm">
          <draw:text-box>
            <text:p text:style-name="P15">TCP/I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1-10T18:39:02.718038769</meta:creation-date>
    <meta:generator>LibreOffice/6.3.3.2.0$Linux_X86_64 LibreOffice_project/30$Build-2</meta:generator>
    <dc:date>2020-01-21T10:57:07.398429210</dc:date>
    <dc:creator>Philippe GERUM</dc:creator>
    <meta:editing-duration>PT38M19S</meta:editing-duration>
    <meta:editing-cycles>23</meta:editing-cycles>
    <meta:document-statistic meta:object-count="36"/>
  </office:meta>
</office:document-meta>
</file>